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5.75pt"/>
    </style:style>
    <style:style style:name="P2" style:family="paragraph" style:parent-style-name="Standard">
      <style:text-properties style:font-name="sans-serif" fo:font-size="15.75pt" officeooo:paragraph-rsid="000d6293"/>
    </style:style>
    <style:style style:name="P3" style:family="paragraph" style:parent-style-name="Standard">
      <style:text-properties style:font-name="Liberation Serif" fo:font-size="12pt" officeooo:rsid="000d6293" officeooo:paragraph-rsid="000d6293" style:font-size-asian="12pt" style:font-size-complex="12pt"/>
    </style:style>
    <style:style style:name="T1" style:family="text">
      <style:text-properties officeooo:rsid="000d9de7"/>
    </style:style>
    <style:style style:name="T2" style:family="text">
      <style:text-properties officeooo:rsid="000f46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!/usr/bin/env python</text:p>
      <text:p text:style-name="Standard">"""</text:p>
      <text:p text:style-name="Standard">Name: <text:s text:c="2"/>Craig Opie</text:p>
      <text:p text:style-name="Standard">Class: <text:s/>CENT110</text:p>
      <text:p text:style-name="Standard">File: <text:s text:c="2"/>hw6.py</text:p>
      <text:p text:style-name="Standard"/>
      <text:p text:style-name="Standard">Algorithm:</text:p>
      <text:p text:style-name="Standard">1) <text:s/>Ask the user for the filename for the CSV file that is to be processed to XML and store in 'filename'.</text:p>
      <text:p text:style-name="Standard">2) <text:s/>Accepts a filename without ".csv" extension:</text:p>
      <text:p text:style-name="Standard"><text:s text:c="4"/>a. <text:s/>Removes ".csv" from 'filename' if it has the extension.</text:p>
      <text:p text:style-name="Standard"><text:s text:c="4"/>b. <text:s/>Adds ".csv" from 'filename' to ensure the program loads the ".csv" file.</text:p>
      <text:p text:style-name="Standard">3) <text:s/>Open the CSV file using 'filename' as read only and assign to 'infile'.</text:p>
      <text:p text:style-name="Standard">4) <text:s/>Read all lines of CSV file and assign to 'data'.</text:p>
      <text:p text:style-name="Standard">5) <text:s/>Replace CSV with XML in 'filename'.</text:p>
      <text:p text:style-name="Standard">6) <text:s/>Create a new file using 'filename' and assign to 'outfile'.</text:p>
      <text:p text:style-name="Standard">7) <text:s/>Write &lt;?xml version="1.0" ?&gt; to 'outfile'.</text:p>
      <text:p text:style-name="Standard">8) <text:s/>Write &lt;data&gt; to 'outfile'.</text:p>
      <text:p text:style-name="Standard">10) Create a variable 'row' that will identify when the first line is being read.</text:p>
      <text:p text:style-name="Standard">11) For 'eachline' in 'data':</text:p>
      <text:p text:style-name="Standard"><text:s text:c="4"/>a. <text:s/>If 'row' is "1" then input the row as columns:</text:p>
      <text:p text:style-name="Standard"><text:s text:c="8"/>1. <text:s/>Clean up 'eachline' and remove the prefix for the CSV file (Microsoft Excel).</text:p>
      <text:p text:style-name="Standard"><text:s text:c="8"/>2. <text:s/>Assign the first line 'eachline' values to 'head' as a list separated by ','.</text:p>
      <text:p text:style-name="Standard"><text:s text:c="8"/>3. <text:s/>Set 'row' = 0 so no other line is assigned to 'head'.</text:p>
      <text:p text:style-name="Standard"><text:s text:c="4"/>b. <text:s/>Else:</text:p>
      <text:p text:style-name="Standard"><text:s text:c="8"/>1. <text:s/>Cleanup 'eachline' and split into a list by ','.</text:p>
      <text:p text:style-name="Standard"><text:s text:c="8"/>2. <text:s/>If data is for a male:</text:p>
      <text:p text:style-name="Standard"><text:s text:c="12"/>i. <text:s/>Subtract 1 inch from height.</text:p>
      <text:p text:style-name="Standard"><text:s text:c="12"/>ii. Add 10 pounds to weight.</text:p>
      <text:p text:style-name="Standard"><text:s text:c="8"/>3. <text:s/>Write &lt;subject&gt; to 'outfile'.</text:p>
      <text:p text:style-name="Standard"><text:s text:c="8"/>4. <text:s/>For 'value' in 'head' (must use range(len(head)) to work correctly)</text:p>
      <text:p text:style-name="Standard"><text:s text:c="12"/>i. <text:s/>Write &lt;'head[value]'&gt;&lt;'eachline[value]'&lt;/'head[value]'&gt; to 'outfile'.</text:p>
      <text:p text:style-name="Standard"><text:s text:c="8"/>5. <text:s/>Write &lt;/subject&gt; to 'outfile'.</text:p>
      <text:p text:style-name="Standard">12) Write the closing tag &lt;/data&gt; to 'outfile'.</text:p>
      <text:p text:style-name="Standard">13) Close 'outfile'.</text:p>
      <text:p text:style-name="Standard">14) Close 'infile'.</text:p>
      <text:p text:style-name="Standard">"""</text:p>
      <text:p text:style-name="Standard"/>
      <text:p text:style-name="Standard"># Ask the user to enter the name of the file to be processed</text:p>
      <text:p text:style-name="Standard">filename = input("Please enter the filename of the CSV file that is to be processed to XML: ")</text:p>
      <text:p text:style-name="Standard"/>
      <text:p text:style-name="Standard"># Allows the user to enter the filename with or without file type extension</text:p>
      <text:p text:style-name="Standard">filename = filename.replace(".csv","").strip()</text:p>
      <text:p text:style-name="Standard">filename = str(filename+".csv")</text:p>
      <text:p text:style-name="Standard"/>
      <text:p text:style-name="Standard"># Open the CSV file and load the lines of data</text:p>
      <text:p text:style-name="Standard">infile = open(filename, "r")</text:p>
      <text:p text:style-name="Standard">data = infile.readlines()</text:p>
      <text:p text:style-name="Standard"/>
      <text:p text:style-name="Standard"># Create a file named data.xml and write the file header information</text:p>
      <text:p text:style-name="Standard">filename = filename.replace(".csv",".xml")</text:p>
      <text:p text:style-name="Standard">outfile = open(filename, "w")</text:p>
      <text:p text:style-name="Standard">outfile.write('&lt;?xml version="1.0" ?&gt;')</text:p>
      <text:p text:style-name="Standard">outfile.write('\n&lt;data&gt;')</text:p>
      <text:p text:style-name="Standard"><text:soft-page-break/></text:p>
      <text:p text:style-name="Standard"># Load the lines of data from the CSV file to populate the XML data</text:p>
      <text:p text:style-name="Standard">row = True</text:p>
      <text:p text:style-name="Standard">for eachline in data:</text:p>
      <text:p text:style-name="Standard"><text:s text:c="4"/>if row == True:</text:p>
      <text:p text:style-name="Standard"><text:s text:c="8"/># Load the first line as column header information</text:p>
      <text:p text:style-name="Standard"><text:s text:c="8"/>head = eachline.replace("\ufeff","").strip().lower().split(",")</text:p>
      <text:p text:style-name="Standard"><text:s text:c="8"/>row = False</text:p>
      <text:p text:style-name="Standard"><text:s text:c="4"/>else:</text:p>
      <text:p text:style-name="Standard"><text:s text:c="8"/>eachline = eachline.strip().title().split(",")</text:p>
      <text:p text:style-name="Standard"><text:s text:c="8"/># Assume males under reported their weight by 10lbs and over reported their height by 1".</text:p>
      <text:p text:style-name="Standard"><text:s text:c="8"/>if str(eachline[1]) == "M":</text:p>
      <text:p text:style-name="Standard"><text:s text:c="12"/>eachline[2] = <text:span text:style-name="T2">str</text:span>(float(eachline[2]) - 1)</text:p>
      <text:p text:style-name="Standard"><text:s text:c="12"/>eachline[3] = <text:span text:style-name="T2">str</text:span>(float(eachline[3]) + 10)</text:p>
      <text:p text:style-name="Standard"><text:s text:c="8"/># Write the information to the XML file using proper formatting</text:p>
      <text:p text:style-name="Standard"><text:s text:c="8"/>outfile.write('\n <text:s text:c="3"/>&lt;subject&gt;')</text:p>
      <text:p text:style-name="Standard"><text:s text:c="8"/>for value in range(len(head)):</text:p>
      <text:p text:style-name="Standard"><text:s text:c="12"/>outfile.write('\n <text:s text:c="7"/>&lt;'+head[value]+'&gt;'+eachline[value]+'&lt;/'+head[value]+'&gt;')</text:p>
      <text:p text:style-name="Standard"><text:s text:c="8"/>outfile.write('\n <text:s text:c="3"/>&lt;/subject&gt;')</text:p>
      <text:p text:style-name="Standard"/>
      <text:p text:style-name="Standard"># Include the final closing tag for the XML file</text:p>
      <text:p text:style-name="Standard">outfile.write('\n&lt;/data&gt;')</text:p>
      <text:p text:style-name="Standard"/>
      <text:p text:style-name="Standard"># Close both files</text:p>
      <text:p text:style-name="Standard">outfile.close()</text:p>
      <text:p text:style-name="Standard">infile.close()</text:p>
      <text:p text:style-name="Standard"/>
      <text:p text:style-name="Standard"/>
      <text:p text:style-name="Standard"/>
      <text:p text:style-name="Standard"/>
      <text:p text:style-name="P1">Describe an advantage of the comma separated file for </text:p>
      <text:p text:style-name="P1">storing data versus an XML file.</text:p>
      <text:p text:style-name="P3">CSV files have the advantage of not being as large of a file as XML. <text:s/>Example data.csv is 73 bytes and data.xml is 445 bytes. <text:s/>That becomes extremely advantageous when working with large data structures.</text:p>
      <text:p text:style-name="Standard"/>
      <text:p text:style-name="P1">Describe a disadvantage of the comma separated value file </text:p>
      <text:p text:style-name="P2">for storing data versus an XML file.</text:p>
      <text:p text:style-name="P3">XML files have the advantage of being easier to read than CSV <text:span text:style-name="T1">because it uses a hierarchy tag structure</text:span>. 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1:36:18.899731209</meta:creation-date>
    <dc:date>2018-10-23T12:12:06.590173813</dc:date>
    <meta:editing-duration>PT9M6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77" meta:word-count="554" meta:character-count="3685" meta:non-whitespace-character-count="2922"/>
  </office:meta>
</office:document-meta>
</file>